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cc85" officeooo:paragraph-rsid="000ecc85"/>
    </style:style>
    <style:style style:name="P2" style:family="paragraph" style:parent-style-name="Standard">
      <style:text-properties officeooo:rsid="000ecc85" officeooo:paragraph-rsid="00102288"/>
    </style:style>
    <style:style style:name="P3" style:family="paragraph" style:parent-style-name="Standard">
      <style:text-properties officeooo:rsid="00107172" officeooo:paragraph-rsid="001071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2288" style:font-style-asian="normal" style:font-style-complex="normal"/>
    </style:style>
    <style:style style:name="T4" style:family="text">
      <style:text-properties officeooo:rsid="00102288"/>
    </style:style>
    <style:style style:name="T5" style:family="text">
      <style:text-properties officeooo:rsid="00107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 <text:s/>Revision control systems allow developers to track changes in their code as it is developed. <text:s/>They are useful because they allow the developer to revert the code of a program to a previous state if a bug has been introduced or for any other reason they wish. <text:s/>In addition many RCV's allow developers to create 'branches' in their code if they want to make changes to the source code of a project but don't want to affect the code that everybody on the project is using.</text:p>
      <text:p text:style-name="P1"><text:tab/><text:span text:style-name="T5">a) git- <text:s/>commit, push, pull</text:span></text:p>
      <text:p text:style-name="P3"><text:tab/>b) rcs- rcsdiff, ci, co</text:p>
      <text:p text:style-name="P3"><text:tab/>c) svn- checkout, commit, log</text:p>
      <text:p text:style-name="P3"><text:tab/>d) Mercurial- commit, diff, push</text:p>
      <text:p text:style-name="P3"/>
      <text:p text:style-name="P1">3. <text:s/>Redirection allows the user to capture output from either <text:span text:style-name="T1">stdin, stdout, </text:span><text:span text:style-name="T2">or </text:span><text:span text:style-name="T1">stderr</text:span><text:span text:style-name="T2"> and send it to another file, stream, script, etc. <text:s/>In the case of the </text:span><text:span text:style-name="T1">stdin</text:span><text:span text:style-name="T2"> stream, input can be redirected from a source other than the keyboard.</text:span></text:p>
      <text:p text:style-name="P1"><text:span text:style-name="T2"><text:tab/></text:span><text:span text:style-name="T3">Piping allows the user to redirect output from a program to the input of another program. </text:span></text:p>
      <text:p text:style-name="P1"/>
      <text:p text:style-name="P2">4. <text:s/><text:span text:style-name="T4">find . -type f -not -name "./.*" -exec file '{}' \;</text:span></text:p>
      <text:p text:style-name="P1"/>
      <text:p text:style-name="P1">5. <text:s/><text:span text:style-name="T1">make </text:span><text:span text:style-name="T2">allows a programmer to specify how a source file or group of source files are compiled using a special syntax unique to </text:span><text:span text:style-name="T1">make</text:span><text:span text:style-name="T2">. <text:s/>It is a useful utility because it allows a developer to compile a large project without having to compile each file by hand (which would be incredibly redundant). <text:s/>Instead, a simple </text:span><text:span text:style-name="T1">make</text:span><text:span text:style-name="T2"> invocation on the command line will build the entire project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0-12T19:20:14.623876953</meta:creation-date>
    <dc:date>2014-10-12T19:59:33.378384961</dc:date>
    <dc:creator>jared </dc:creator>
    <meta:editing-duration>PT24M8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9" meta:word-count="243" meta:character-count="1353" meta:non-whitespace-character-count="1101"/>
  </office:meta>
</office:document-meta>
</file>